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_sweep" table:style-name="ta1">
        <table:shapes>
          <draw:frame draw:z-index="0" draw:style-name="gr1" draw:text-style-name="P1" svg:width="16.011cm" svg:height="9.005cm" svg:x="4.787cm" svg:y="9.642cm">
            <draw:object draw:notify-on-update-of-ranges="frequency_sweep.A1:frequency_sweep.A1 frequency_sweep.A2:frequency_sweep.A19 frequency_sweep.C1:frequency_sweep.C1 frequency_sweep.C2:frequency_sweep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(dB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007629627369" calcext:value-type="float">
            <text:p>0.50007629627369</text:p>
          </table:table-cell>
          <table:table-cell table:formula="of:=10*LOG10([.B2])" office:value-type="float" office:value="-3.00963730618322" calcext:value-type="float">
            <text:p>-3.00963730618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89925840022" calcext:value-type="float">
            <text:p>0.500289925840022</text:p>
          </table:table-cell>
          <table:table-cell table:formula="of:=10*LOG10([.B3])" office:value-type="float" office:value="-3.00778242261781" calcext:value-type="float">
            <text:p>-3.007782422617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00930814539018" calcext:value-type="float">
            <text:p>0.500930814539018</text:p>
          </table:table-cell>
          <table:table-cell table:formula="of:=10*LOG10([.B4])" office:value-type="float" office:value="-3.00222252054471" calcext:value-type="float">
            <text:p>-3.002222520544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01510666219062" calcext:value-type="float">
            <text:p>0.501510666219062</text:p>
          </table:table-cell>
          <table:table-cell table:formula="of:=10*LOG10([.B5])" office:value-type="float" office:value="-2.99719825892175" calcext:value-type="float">
            <text:p>-2.997198258921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00595110934782" calcext:value-type="float">
            <text:p>0.500595110934782</text:p>
          </table:table-cell>
          <table:table-cell table:formula="of:=10*LOG10([.B6])" office:value-type="float" office:value="-3.00513396246802" calcext:value-type="float">
            <text:p>-3.005133962468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01968443861202" calcext:value-type="float">
            <text:p>0.501968443861202</text:p>
          </table:table-cell>
          <table:table-cell table:formula="of:=10*LOG10([.B7])" office:value-type="float" office:value="-2.99323583826517" calcext:value-type="float">
            <text:p>-2.993235838265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02029480880154" calcext:value-type="float">
            <text:p>0.502029480880154</text:p>
          </table:table-cell>
          <table:table-cell table:formula="of:=10*LOG10([.B8])" office:value-type="float" office:value="-2.99270778855706" calcext:value-type="float">
            <text:p>-2.992707788557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01052888576922" calcext:value-type="float">
            <text:p>0.501052888576922</text:p>
          </table:table-cell>
          <table:table-cell table:formula="of:=10*LOG10([.B9])" office:value-type="float" office:value="-3.00116429811769" calcext:value-type="float">
            <text:p>-3.001164298117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0068666646321" calcext:value-type="float">
            <text:p>0.50068666646321</text:p>
          </table:table-cell>
          <table:table-cell table:formula="of:=10*LOG10([.B10])" office:value-type="float" office:value="-3.00433973926747" calcext:value-type="float">
            <text:p>-3.004339739267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5529038361766" calcext:value-type="float">
            <text:p>0.495529038361766</text:p>
          </table:table-cell>
          <table:table-cell table:formula="of:=10*LOG10([.B11])" office:value-type="float" office:value="-3.04930890460727" calcext:value-type="float">
            <text:p>-3.049308904607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02029480880154" calcext:value-type="float">
            <text:p>0.502029480880154</text:p>
          </table:table-cell>
          <table:table-cell table:formula="of:=10*LOG10([.B12])" office:value-type="float" office:value="-2.99270778855706" calcext:value-type="float">
            <text:p>-2.992707788557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98123111667226" calcext:value-type="float">
            <text:p>0.498123111667226</text:p>
          </table:table-cell>
          <table:table-cell table:formula="of:=10*LOG10([.B13])" office:value-type="float" office:value="-3.02663307621786" calcext:value-type="float">
            <text:p>-3.026633076217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8033082064272" calcext:value-type="float">
            <text:p>0.48033082064272</text:p>
          </table:table-cell>
          <table:table-cell table:formula="of:=10*LOG10([.B14])" office:value-type="float" office:value="-3.1845954576658" calcext:value-type="float">
            <text:p>-3.18459545766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88756981109043" calcext:value-type="float">
            <text:p>0.188756981109043</text:p>
          </table:table-cell>
          <table:table-cell table:formula="of:=10*LOG10([.B15])" office:value-type="float" office:value="-7.24096977176559" calcext:value-type="float">
            <text:p>-7.240969771765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366222113711966" calcext:value-type="float">
            <text:p>0.00366222113712</text:p>
          </table:table-cell>
          <table:table-cell table:formula="of:=10*LOG10([.B16])" office:value-type="float" office:value="-24.3625543509407" calcext:value-type="float">
            <text:p>-24.36255435094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915555284279916" calcext:value-type="float">
            <text:p>9.15555284279916E-05</text:p>
          </table:table-cell>
          <table:table-cell table:formula="of:=10*LOG10([.B17])" office:value-type="float" office:value="-40.3831542642204" calcext:value-type="float">
            <text:p>-40.38315426422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274666585283975" calcext:value-type="float">
            <text:p>0.000274666585284</text:p>
          </table:table-cell>
          <table:table-cell table:formula="of:=10*LOG10([.B18])" office:value-type="float" office:value="-35.6119417170237" calcext:value-type="float">
            <text:p>-35.61194171702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305185094759972" calcext:value-type="float">
            <text:p>3.05185094759972E-05</text:p>
          </table:table-cell>
          <table:table-cell table:formula="of:=10*LOG10([.B19])" office:value-type="float" office:value="-45.154366811417" calcext:value-type="float">
            <text:p>-45.154366811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00:09:33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6T00:13:10.587000000</dc:date>
    <meta:editing-duration>PT4M51S</meta:editing-duration>
    <meta:editing-cycles>4</meta:editing-cycles>
    <meta:generator>LibreOffice/7.0.3.1$Windows_X86_64 LibreOffice_project/d7547858d014d4cf69878db179d326fc3483e082</meta:generator>
    <meta:document-statistic meta:table-count="1" meta:cell-count="5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3.908cm" svg:y="4.204cm" style:legend-expansion="high" chart:style-name="ch2"/>
        <chart:plot-area chart:style-name="ch3" table:cell-range-address="frequency_sweep.A1:frequency_sweep.A19 frequency_sweep.C1:frequency_sweep.C19" chart:data-source-has-labels="row" svg:x="0.128cm" svg:y="0.24cm" svg:width="13.263cm" svg:height="8.644cm">
          <chart:coordinate-region svg:x="0.855cm" svg:y="0.439cm" svg:width="12.164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equency_sweep.C2:frequency_sweep.C19" chart:label-cell-address="frequency_sweep.C1:frequency_sweep.C1" chart:class="chart:scatter">
            <chart:domain table:cell-range-address="frequency_sweep.A2:frequency_sweep.A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in(dB)</text:p>
                <draw:g>
                  <svg:desc>frequency_sweep.C1:frequency_swee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requency_sweep.A2:frequency_sweep.A19</svg:desc>
                </draw:g>
              </table:table-cell>
              <table:table-cell office:value-type="float" office:value="-3.00963730618322">
                <text:p>-3.00963730618322</text:p>
                <draw:g>
                  <svg:desc>frequency_sweep.C2:frequency_sweep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3.00778242261781">
                <text:p>-3.00778242261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3.00222252054471">
                <text:p>-3.00222252054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-2.99719825892175">
                <text:p>-2.99719825892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-3.00513396246802">
                <text:p>-3.00513396246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-2.99323583826517">
                <text:p>-2.99323583826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-2.99270778855706">
                <text:p>-2.99270778855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-3.00116429811769">
                <text:p>-3.00116429811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-3.00433973926747">
                <text:p>-3.00433973926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-3.04930890460727">
                <text:p>-3.04930890460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-2.99270778855706">
                <text:p>-2.99270778855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-3.02663307621786">
                <text:p>-3.02663307621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-3.1845954576658">
                <text:p>-3.1845954576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-7.24096977176559">
                <text:p>-7.24096977176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-24.3625543509407">
                <text:p>-24.3625543509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-40.3831542642204">
                <text:p>-40.3831542642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-35.6119417170237">
                <text:p>-35.6119417170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-45.154366811417">
                <text:p>-45.154366811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